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text-properties officeooo:rsid="0017810f" officeooo:paragraph-rsid="0017810f"/>
    </style:style>
    <style:style style:name="P3" style:family="paragraph" style:parent-style-name="Text_20_body">
      <style:paragraph-properties fo:text-align="justify" style:justify-single-word="false"/>
      <style:text-properties officeooo:rsid="0018e370" officeooo:paragraph-rsid="0018e370"/>
    </style:style>
    <style:style style:name="P4" style:family="paragraph" style:parent-style-name="Text_20_body">
      <style:paragraph-properties fo:text-align="justify" style:justify-single-word="false"/>
      <style:text-properties officeooo:rsid="001a0558" officeooo:paragraph-rsid="002798ab"/>
    </style:style>
    <style:style style:name="P5" style:family="paragraph" style:parent-style-name="Text_20_body">
      <style:paragraph-properties fo:text-align="justify" style:justify-single-word="false"/>
      <style:text-properties officeooo:rsid="001f7f95" officeooo:paragraph-rsid="001f7f95"/>
    </style:style>
    <style:style style:name="P6" style:family="paragraph" style:parent-style-name="Text_20_body">
      <style:paragraph-properties fo:text-align="justify" style:justify-single-word="false"/>
      <style:text-properties officeooo:rsid="00210db6" officeooo:paragraph-rsid="00210db6"/>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rsid="001b0292" officeooo:paragraph-rsid="0025a744"/>
    </style:style>
    <style:style style:name="P9" style:family="paragraph" style:parent-style-name="Text_20_body">
      <style:paragraph-properties fo:text-align="justify" style:justify-single-word="false"/>
      <style:text-properties officeooo:rsid="002e8270" officeooo:paragraph-rsid="002e8270"/>
    </style:style>
    <style:style style:name="P10" style:family="paragraph" style:parent-style-name="Text_20_body">
      <style:paragraph-properties fo:text-align="justify" style:justify-single-word="false"/>
      <style:text-properties officeooo:rsid="0033f61a" officeooo:paragraph-rsid="0033f61a"/>
    </style:style>
    <style:style style:name="P11" style:family="paragraph" style:parent-style-name="Text_20_body">
      <style:paragraph-properties fo:text-align="justify" style:justify-single-word="false"/>
      <style:text-properties fo:font-style="normal" officeooo:rsid="002cda3c" officeooo:paragraph-rsid="003e4239" style:font-style-asian="normal" style:font-style-complex="normal"/>
    </style:style>
    <style:style style:name="P12" style:family="paragraph" style:parent-style-name="Text_20_body">
      <style:paragraph-properties fo:text-align="justify" style:justify-single-word="false"/>
      <style:text-properties fo:font-style="normal" officeooo:rsid="00357b08" officeooo:paragraph-rsid="003e4239" style:font-style-asian="normal" style:font-style-complex="normal"/>
    </style:style>
    <style:style style:name="P13" style:family="paragraph" style:parent-style-name="Text_20_body">
      <style:paragraph-properties fo:text-align="justify" style:justify-single-word="false"/>
      <style:text-properties fo:font-style="normal" officeooo:rsid="0037193b" officeooo:paragraph-rsid="003e4239" style:font-style-asian="normal" style:font-style-complex="normal"/>
    </style:style>
    <style:style style:name="P14" style:family="paragraph" style:parent-style-name="Text_20_body">
      <style:paragraph-properties fo:text-align="justify" style:justify-single-word="false"/>
      <style:text-properties fo:font-style="normal" officeooo:rsid="003b2401" officeooo:paragraph-rsid="003e4239" style:font-style-asian="normal" style:font-style-complex="normal"/>
    </style:style>
    <style:style style:name="P15" style:family="paragraph" style:parent-style-name="Text_20_body">
      <style:paragraph-properties fo:text-align="justify" style:justify-single-word="false"/>
      <style:text-properties fo:font-style="normal" officeooo:rsid="00431594" officeooo:paragraph-rsid="00431594" style:font-style-asian="normal" style:font-style-complex="normal"/>
    </style:style>
    <style:style style:name="P16" style:family="paragraph" style:parent-style-name="Text_20_body">
      <style:paragraph-properties fo:text-align="justify" style:justify-single-word="false"/>
      <style:text-properties fo:font-style="normal" officeooo:rsid="00431594" officeooo:paragraph-rsid="0040d1e6" style:font-style-asian="normal" style:font-style-complex="normal"/>
    </style:style>
    <style:style style:name="P17" style:family="paragraph" style:parent-style-name="Text_20_body">
      <style:paragraph-properties fo:text-align="justify" style:justify-single-word="false"/>
      <style:text-properties fo:font-style="normal" officeooo:rsid="004475ff" officeooo:paragraph-rsid="004475ff" style:font-style-asian="normal" style:font-style-complex="normal"/>
    </style:style>
    <style:style style:name="P18" style:family="paragraph" style:parent-style-name="Text_20_body">
      <style:paragraph-properties fo:text-align="justify" style:justify-single-word="false"/>
      <style:text-properties fo:font-style="normal" officeooo:rsid="004475ff" officeooo:paragraph-rsid="0046a71a" style:font-style-asian="normal" style:font-style-complex="normal"/>
    </style:style>
    <style:style style:name="P19" style:family="paragraph" style:parent-style-name="Text_20_body">
      <style:paragraph-properties fo:text-align="justify" style:justify-single-word="false"/>
      <style:text-properties fo:font-style="normal" officeooo:rsid="0018e370" officeooo:paragraph-rsid="0040d1e6" style:font-style-asian="normal" style:font-style-complex="normal"/>
    </style:style>
    <style:style style:name="P20" style:family="paragraph" style:parent-style-name="Text_20_body">
      <style:paragraph-properties fo:text-align="justify" style:justify-single-word="false"/>
      <style:text-properties fo:font-style="normal" officeooo:rsid="0052bd42" officeooo:paragraph-rsid="0052bd42" style:font-style-asian="normal" style:font-style-complex="normal"/>
    </style:style>
    <style:style style:name="P21" style:family="paragraph" style:parent-style-name="Text_20_body">
      <style:paragraph-properties fo:text-align="justify" style:justify-single-word="false"/>
      <style:text-properties fo:font-style="normal" officeooo:rsid="00431594" officeooo:paragraph-rsid="00431594" fo:background-color="#ffff00" style:font-style-asian="normal" style:font-style-complex="normal"/>
    </style:style>
    <style:style style:name="P22" style:family="paragraph" style:parent-style-name="Text_20_body">
      <style:paragraph-properties fo:text-align="justify" style:justify-single-word="false"/>
      <style:text-properties fo:font-style="italic" officeooo:rsid="002d3282" officeooo:paragraph-rsid="003e4239" style:font-style-asian="italic" style:font-style-complex="italic"/>
    </style:style>
    <style:style style:name="P23" style:family="paragraph" style:parent-style-name="Text_20_body">
      <style:paragraph-properties fo:text-align="justify" style:justify-single-word="false"/>
      <style:text-properties fo:font-style="italic" officeooo:rsid="002cda3c" officeooo:paragraph-rsid="003e4239" style:font-style-asian="italic" style:font-style-complex="italic"/>
    </style:style>
    <style:style style:name="P24" style:family="paragraph" style:parent-style-name="Text_20_body">
      <style:paragraph-properties fo:text-align="justify" style:justify-single-word="false"/>
      <style:text-properties fo:font-style="italic" officeooo:rsid="0049aeb1" officeooo:paragraph-rsid="0049aeb1" style:font-style-asian="italic" style:font-style-complex="italic"/>
    </style:style>
    <style:style style:name="P25" style:family="paragraph" style:parent-style-name="Text_20_body">
      <style:text-properties officeooo:rsid="003e4239" officeooo:paragraph-rsid="003e4239"/>
    </style:style>
    <style:style style:name="P26" style:family="paragraph" style:parent-style-name="Text_20_body">
      <style:text-properties officeooo:paragraph-rsid="003e4239"/>
    </style:style>
    <style:style style:name="P27" style:family="paragraph" style:parent-style-name="Text_20_body">
      <style:text-properties officeooo:rsid="00579543" officeooo:paragraph-rsid="00579543"/>
    </style:style>
    <style:style style:name="P28" style:family="paragraph" style:parent-style-name="Text_20_body">
      <style:text-properties officeooo:rsid="0057b159" officeooo:paragraph-rsid="0057b159"/>
    </style:style>
    <style:style style:name="P29" style:family="paragraph" style:parent-style-name="Text_20_body">
      <style:text-properties officeooo:rsid="0057b159" officeooo:paragraph-rsid="007c05f1"/>
    </style:style>
    <style:style style:name="P30" style:family="paragraph" style:parent-style-name="Text_20_body">
      <style:text-properties officeooo:rsid="00653342" officeooo:paragraph-rsid="00653342"/>
    </style:style>
    <style:style style:name="P31" style:family="paragraph" style:parent-style-name="Text_20_body">
      <style:text-properties officeooo:rsid="006a81ce" officeooo:paragraph-rsid="006a81ce"/>
    </style:style>
    <style:style style:name="P32" style:family="paragraph" style:parent-style-name="Text_20_body">
      <style:text-properties officeooo:rsid="006a81ce" officeooo:paragraph-rsid="0078fc2c"/>
    </style:style>
    <style:style style:name="P33" style:family="paragraph" style:parent-style-name="Text_20_body">
      <style:text-properties officeooo:rsid="006a81ce" officeooo:paragraph-rsid="0057b159"/>
    </style:style>
    <style:style style:name="P34" style:family="paragraph" style:parent-style-name="Text_20_body">
      <style:text-properties officeooo:rsid="00771a87" officeooo:paragraph-rsid="00771a87"/>
    </style:style>
    <style:style style:name="P35" style:family="paragraph" style:parent-style-name="Text_20_body">
      <style:text-properties officeooo:rsid="007c05f1" officeooo:paragraph-rsid="007c05f1"/>
    </style:style>
    <style:style style:name="P36" style:family="paragraph" style:parent-style-name="Text_20_body">
      <style:text-properties officeooo:rsid="0062de02" officeooo:paragraph-rsid="0062de02"/>
    </style:style>
    <style:style style:name="P37" style:family="paragraph" style:parent-style-name="Text_20_body">
      <style:text-properties officeooo:rsid="0062de02" officeooo:paragraph-rsid="00829ff2"/>
    </style:style>
    <style:style style:name="P38" style:family="paragraph" style:parent-style-name="Text_20_body">
      <style:text-properties officeooo:rsid="0062de02" officeooo:paragraph-rsid="008317e6"/>
    </style:style>
    <style:style style:name="P39" style:family="paragraph" style:parent-style-name="Text_20_body">
      <style:text-properties officeooo:rsid="0062de02" officeooo:paragraph-rsid="0086045d"/>
    </style:style>
    <style:style style:name="P40" style:family="paragraph" style:parent-style-name="Text_20_body">
      <style:text-properties officeooo:rsid="00829ff2" officeooo:paragraph-rsid="00829ff2"/>
    </style:style>
    <style:style style:name="P41" style:family="paragraph" style:parent-style-name="Text_20_body">
      <style:text-properties officeooo:rsid="008317e6" officeooo:paragraph-rsid="008317e6"/>
    </style:style>
    <style:style style:name="P42" style:family="paragraph" style:parent-style-name="Text_20_body">
      <style:text-properties officeooo:paragraph-rsid="00653342"/>
    </style:style>
    <style:style style:name="P43" style:family="paragraph" style:parent-style-name="Text_20_body">
      <style:text-properties officeooo:rsid="0086045d" officeooo:paragraph-rsid="0086045d"/>
    </style:style>
    <style:style style:name="P44" style:family="paragraph" style:parent-style-name="Text_20_body">
      <style:text-properties officeooo:rsid="00771a87" officeooo:paragraph-rsid="00771a87"/>
    </style:style>
    <style:style style:name="P45" style:family="paragraph" style:parent-style-name="Text_20_body">
      <style:text-properties officeooo:rsid="008afce7" officeooo:paragraph-rsid="008afce7"/>
    </style:style>
    <style:style style:name="P46" style:family="paragraph" style:parent-style-name="Text_20_body">
      <style:text-properties officeooo:rsid="008afce7" officeooo:paragraph-rsid="008c2c37"/>
    </style:style>
    <style:style style:name="P47" style:family="paragraph" style:parent-style-name="Text_20_body">
      <style:text-properties officeooo:rsid="0091bcb0" officeooo:paragraph-rsid="0091bcb0"/>
    </style:style>
    <style:style style:name="P48" style:family="paragraph" style:parent-style-name="Heading_20_1">
      <style:paragraph-properties fo:text-align="center" style:justify-single-word="false"/>
    </style:style>
    <style:style style:name="P49" style:family="paragraph" style:parent-style-name="Heading_20_2">
      <style:paragraph-properties fo:text-align="center" style:justify-single-word="false"/>
    </style:style>
    <style:style style:name="T1" style:family="text">
      <style:text-properties officeooo:rsid="001b0292"/>
    </style:style>
    <style:style style:name="T2" style:family="text">
      <style:text-properties officeooo:rsid="001ef6e5"/>
    </style:style>
    <style:style style:name="T3" style:family="text">
      <style:text-properties officeooo:rsid="001f5954"/>
    </style:style>
    <style:style style:name="T4" style:family="text">
      <style:text-properties officeooo:rsid="0023936e"/>
    </style:style>
    <style:style style:name="T5" style:family="text">
      <style:text-properties officeooo:rsid="002d3282"/>
    </style:style>
    <style:style style:name="T6" style:family="text">
      <style:text-properties officeooo:rsid="002e8270"/>
    </style:style>
    <style:style style:name="T7" style:family="text">
      <style:text-properties officeooo:rsid="0031f8e1"/>
    </style:style>
    <style:style style:name="T8" style:family="text">
      <style:text-properties officeooo:rsid="0037193b"/>
    </style:style>
    <style:style style:name="T9" style:family="text">
      <style:text-properties officeooo:rsid="00381faf"/>
    </style:style>
    <style:style style:name="T10" style:family="text">
      <style:text-properties officeooo:rsid="003e4239"/>
    </style:style>
    <style:style style:name="T11" style:family="text">
      <style:text-properties officeooo:rsid="003f5dee"/>
    </style:style>
    <style:style style:name="T12" style:family="text">
      <style:text-properties officeooo:rsid="00403967"/>
    </style:style>
    <style:style style:name="T13" style:family="text">
      <style:text-properties officeooo:rsid="0041e85a"/>
    </style:style>
    <style:style style:name="T14" style:family="text">
      <style:text-properties officeooo:rsid="004475ff"/>
    </style:style>
    <style:style style:name="T15" style:family="text">
      <style:text-properties officeooo:rsid="0046a71a"/>
    </style:style>
    <style:style style:name="T16" style:family="text">
      <style:text-properties officeooo:rsid="0047c459"/>
    </style:style>
    <style:style style:name="T17" style:family="text">
      <style:text-properties style:use-window-font-color="true" officeooo:rsid="0047c459" fo:background-color="#ff00cc" loext:char-shading-value="0"/>
    </style:style>
    <style:style style:name="T18" style:family="text">
      <style:text-properties officeooo:rsid="0048af3f"/>
    </style:style>
    <style:style style:name="T19" style:family="text">
      <style:text-properties officeooo:rsid="004efe2a"/>
    </style:style>
    <style:style style:name="T20" style:family="text">
      <style:text-properties officeooo:rsid="004f6334"/>
    </style:style>
    <style:style style:name="T21" style:family="text">
      <style:text-properties officeooo:rsid="004f6334" fo:background-color="#ffff00" loext:char-shading-value="0"/>
    </style:style>
    <style:style style:name="T22" style:family="text">
      <style:text-properties officeooo:rsid="0052bd42"/>
    </style:style>
    <style:style style:name="T23" style:family="text">
      <style:text-properties officeooo:rsid="0054b361"/>
    </style:style>
    <style:style style:name="T24" style:family="text">
      <style:text-properties officeooo:rsid="0056a3ca"/>
    </style:style>
    <style:style style:name="T25" style:family="text">
      <style:text-properties officeooo:rsid="00598937"/>
    </style:style>
    <style:style style:name="T26" style:family="text">
      <style:text-properties officeooo:rsid="005ae49b"/>
    </style:style>
    <style:style style:name="T27" style:family="text">
      <style:text-properties officeooo:rsid="005bfeb6"/>
    </style:style>
    <style:style style:name="T28" style:family="text">
      <style:text-properties officeooo:rsid="00653342"/>
    </style:style>
    <style:style style:name="T29" style:family="text">
      <style:text-properties officeooo:rsid="006857aa"/>
    </style:style>
    <style:style style:name="T30" style:family="text">
      <style:text-properties officeooo:rsid="006d2b09"/>
    </style:style>
    <style:style style:name="T31" style:family="text">
      <style:text-properties officeooo:rsid="00717ade"/>
    </style:style>
    <style:style style:name="T32" style:family="text">
      <style:text-properties officeooo:rsid="0079400a"/>
    </style:style>
    <style:style style:name="T33" style:family="text">
      <style:text-properties officeooo:rsid="007c05f1"/>
    </style:style>
    <style:style style:name="T34" style:family="text">
      <style:text-properties officeooo:rsid="007c26ed"/>
    </style:style>
    <style:style style:name="T35" style:family="text">
      <style:text-properties officeooo:rsid="007ccc0b"/>
    </style:style>
    <style:style style:name="T36" style:family="text">
      <style:text-properties officeooo:rsid="007f2b0b"/>
    </style:style>
    <style:style style:name="T37" style:family="text">
      <style:text-properties officeooo:rsid="007f353c"/>
    </style:style>
    <style:style style:name="T38" style:family="text">
      <style:text-properties officeooo:rsid="0084a4bf"/>
    </style:style>
    <style:style style:name="T39" style:family="text">
      <style:text-properties officeooo:rsid="0086045d"/>
    </style:style>
    <style:style style:name="T40" style:family="text">
      <style:text-properties officeooo:rsid="00868259"/>
    </style:style>
    <style:style style:name="T41" style:family="text">
      <style:text-properties officeooo:rsid="0086ecfb"/>
    </style:style>
    <style:style style:name="T42" style:family="text">
      <style:text-properties officeooo:rsid="008b7b1f"/>
    </style:style>
    <style:style style:name="T43" style:family="text">
      <style:text-properties officeooo:rsid="008c2c37"/>
    </style:style>
    <style:style style:name="T44" style:family="text">
      <style:text-properties officeooo:rsid="0091bcb0"/>
    </style:style>
    <style:style style:name="T45" style:family="text">
      <style:text-properties officeooo:rsid="0092afc6"/>
    </style:style>
    <style:style style:name="T46" style:family="text">
      <style:text-properties officeooo:rsid="0094a186"/>
    </style:style>
    <style:style style:name="T47" style:family="text">
      <style:text-properties officeooo:rsid="00957c6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8" text:outline-level="1">Семь вечностей</text:h>
      <text:p text:style-name="P1"/>
      <text:h text:style-name="P49" text:outline-level="2">I</text:h>
      <text:p text:style-name="P11">- <text:span text:style-name="T6">А-А-А-А-А-А-А-А!!!</text:span></text:p>
      <text:p text:style-name="P11"/>
      <text:p text:style-name="P13">Небеса выплюнули из себя нечто истошно кричащее и размахивающее в беспорядке конечностями. <text:span text:style-name="T10">С</text:span> башенной площадки <text:span text:style-name="T10">з</text:span>а падением наблюдали два аликорна.</text:p>
      <text:p text:style-name="P13"/>
      <text:p text:style-name="P13">- Это определённо не пегас. И вообще не пони, - заметила старшая.</text:p>
      <text:p text:style-name="P13">- Да неужели? - саркастически отозвалась младшая. - Возлияния дешевым аппалузским <text:span text:style-name="T10">самогоном</text:span> плохо <text:span text:style-name="T10">влияют</text:span> на зрение, сестрица! Только что мимо нас пролетело нечто вроде обезьяны. И <text:span text:style-name="T11">Мы</text:span> сомнева<text:span text:style-name="T11">емся</text:span>, что за оставшееся до приземления время у неё вырастут крылья.</text:p>
      <text:p text:style-name="P14"/>
      <text:p text:style-name="P14">Вопящая фигура поравнялась с аликорницами и продолжила низвержение в пропасть.</text:p>
      <text:p text:style-name="P14"/>
      <text:p text:style-name="P11">- <text:span text:style-name="T8">Ты права, - отозвалась старшая и раскрыла крылья. - Следует перехватить это создание, пока оно не разбилось.</text:span></text:p>
      <text:p text:style-name="P13">Прыжок аликорницы с края площадки перешёл в затяжное пике, конечной целью которого была быстро приближающаяся к земле тёмная фигу<text:span text:style-name="T12">р</text:span>а.</text:p>
      <text:p text:style-name="P13"/>
      <text:p text:style-name="P13">- <text:span text:style-name="T9">Осталось только понять, почему к подножию Кантерлота стали сыпаться приматы, словно спелые яблоки, - пробормотала себе под нос младшая и тоже спрыгнула вниз.</text:span></text:p>
      <text:p text:style-name="P13">…</text:p>
      <text:p text:style-name="P12">(события Обмена)</text:p>
      <text:p text:style-name="P12">…</text:p>
      <text:p text:style-name="P16">Четыре года спустя…</text:p>
      <text:p text:style-name="P19"/>
      <text:p text:style-name="P21">(Краткий пересказ Обмена) Дворцовая жизнь Анона со всеми нюансами и регалиями. Сел загружена делами по горло и очень уставшая.</text:p>
      <text:p text:style-name="P15">…</text:p>
      <text:p text:style-name="P15"><text:span text:style-name="T20">(</text:span><text:span text:style-name="T21">Анон просыпается злой и недовольный утром – один в постели. Всё утро он ноет, пока не окончен королевский приём. Он вваливается к Селестии.</text:span><text:span text:style-name="T20">)</text:span></text:p>
      <text:p text:style-name="P15"/>
      <text:p text:style-name="P18">Я ввалился в приёмную. Голова аликорницы покоилась на столе, глаза были закрыты. <text:span text:style-name="T15">При стуке двери лишь чуть дёрнулось ухо.</text:span></text:p>
      <text:p text:style-name="P18"><text:soft-page-break/>- <text:span text:style-name="T22">Сел, меня волнует состояние наших отношений в последнее время, - начал я издалека.</text:span></text:p>
      <text:p text:style-name="P18">- <text:span text:style-name="T22">Да? - пробормотала аликорница не открывая глаз.</text:span></text:p>
      <text:p text:style-name="P20"/>
      <text:p text:style-name="P20">Тут что-то не так, Анон!</text:p>
      <text:p text:style-name="P20"/>
      <text:p text:style-name="P15">- Как ты могла <text:span text:style-name="T19">вчера</text:span> заснуть во время секса?!! - <text:span text:style-name="T14">я возмущенно уставился на аликорницу.</text:span></text:p>
      <text:p text:style-name="P17">Селестия открыла один глаз и страдальчески улыбнулась.</text:p>
      <text:p text:style-name="P17">- Не принимай это на свой счёт, Анон. Мне очень хотелось спать. <text:span text:style-name="T16">Борьба с собственным сенатом отнимает все силы. Я обещаю исправиться после принятия закона о </text:span><text:span text:style-name="T17">двойном налогообложении</text:span><text:span text:style-name="T16">. Пока же постарайся не обращать внимание на это… ммм… маленькое неудобство.</text:span></text:p>
      <text:p text:style-name="P17">- <text:span text:style-name="T18">Маленькое неудобство? - я аж поперхнулся. - Сел, мне неинтересно трахать бревно. Если ты так устаёшь – поделись работой. Зачем ещё нужны мужья?</text:span></text:p>
      <text:p text:style-name="P17"/>
      <text:p text:style-name="P24">(Сел <text:span text:style-name="T23">признаётся</text:span>, что устаёт ещё и от того, что беременна. Анон в шоке. <text:span text:style-name="T24">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span>)</text:p>
      <text:p text:style-name="P24"/>
      <text:h text:style-name="P49" text:outline-level="2">II</text:h>
      <text:p text:style-name="P7"/>
      <text:h text:style-name="P49" text:outline-level="2">III</text:h>
      <text:p text:style-name="P7"/>
      <text:h text:style-name="P49" text:outline-level="2">IV</text:h>
      <text:p text:style-name="P7"/>
      <text:h text:style-name="P49" text:outline-level="2">V</text:h>
      <text:p text:style-name="P7"/>
      <text:h text:style-name="P49" text:outline-level="2">VI</text:h>
      <text:p text:style-name="P1"/>
      <text:h text:style-name="P49" text:outline-level="2">VII</text:h>
      <text:p text:style-name="Text_20_body"/>
      <text:p text:style-name="P28">Двенадцать жеребят под присмотром <text:span text:style-name="T29">учительницы</text:span> <text:span text:style-name="T26">скучали в фойе</text:span>. Экскурсовод – <text:span text:style-name="T25">высокая сухопарая кобыла-единорог в твидовом жакете – строго обращалась к воспитательнице.</text:span></text:p>
      <text:p text:style-name="P28"><text:soft-page-break/>- <text:span text:style-name="T25">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span></text:p>
      <text:p text:style-name="P28">- <text:span text:style-name="T27">Да-да, они у меня воспитанные, - вымученно улыбнулась кобыла-земнопони, задней ногой отодвинув жеребёнка от гипсового бюста.</text:span></text:p>
      <text:p text:style-name="P28">- <text:span text:style-name="T32">Хм, - экскурсовод взглянула поверх очков на самую крохотную кобылку, завернувшуюся в занавеску на манер тоги и изображающую мыслителя времён античности. </text:span>- <text:span text:style-name="T32">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span></text:p>
      <text:p text:style-name="P33"/>
      <text:p text:style-name="P31">Стайка пони <text:span text:style-name="T30">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span></text:p>
      <text:p text:style-name="P31"/>
      <text:p text:style-name="P32">- <text:span text:style-name="T30">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профессор торжественно сопровождён на персональную пенсию, а принцесса решила стабилизировать орбиту Эквуса таким образом, чтобы пустыни к югу от Аппалузы наиболее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span></text:p>
      <text:p text:style-name="P32"/>
      <text:p text:style-name="P28">…</text:p>
      <text:p text:style-name="P28"/>
      <text:p text:style-name="P38">- И финальная часть нашей экспозиции, - <text:span text:style-name="T28">экскурсовод тряхнула копытом в сторону одинокой скульптуры, под которую был выделен целый зал.</text:span></text:p>
      <text:p text:style-name="P41"/>
      <text:p text:style-name="P41">Скульптура знавала и лучшие времена: <text:span text:style-name="T38">на припавшей к полу фигуре было </text:span>множество выщербин и царапин, одно крыло отломано, второе покрыто сетью трещин, часть хвоста остуствует, голова с <text:soft-page-break/>отбитым ухом увенчана обломком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text:span text:style-name="T40">замирало</text:span> от осознания того, какой она могла бы быть до повреждений.</text:p>
      <text:p text:style-name="P41"/>
      <text:p text:style-name="P39"><text:span text:style-name="T28">- </text:span>Многие считают, что эта статуя – всё, что осталось от легендарной правительницы древней Эквестрии, принцессы Селестии. <text:span text:style-name="T39">По завершающей легенде селестианского цикла она сразилась с Горгоном за право властвовать над всем Эквусом и они сразили друг друга после недели битвы.</text:span></text:p>
      <text:p text:style-name="P43">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P36"/>
      <text:p text:style-name="P36">- <text:span text:style-name="T34">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span></text:p>
      <text:p text:style-name="P36">- <text:span text:style-name="T36">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span></text:p>
      <text:p text:style-name="P36">- <text:span text:style-name="T37">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span></text:p>
      <text:p text:style-name="P37"/>
      <text:p text:style-name="P40">Его взрослые товарищи фейсхуфнули. <text:span text:style-name="T33">Экскурсовод поправила очки и окинула взором присмиревшую аудиторию.</text:span></text:p>
      <text:p text:style-name="P35"/>
      <text:p text:style-name="P35">- <text:span text:style-name="T35">На самом деле по данному вопросу есть несколько версий и теория о царствующих сёстрах как о народной легенде отвергается большинством исторических школ. </text:span>Существуют отромные объёмы архивов, документально подтверждающих деятельность <text:span text:style-name="T35">Селестии </text:span>на <text:span text:style-name="T36">престоле</text:span> Эквестрии. <text:span text:style-name="T35">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span></text:p>
      <text:p text:style-name="P35"/>
      <text:p text:style-name="Text_20_body">- <text:span text:style-name="T28">А вы сами как считаете? - перебила экскурсовода Индиго. - Это принцесса Селестия, или работа этого… как его… Эйр Мурпла?</text:span></text:p>
      <text:p text:style-name="P30"/>
      <text:p text:style-name="P30">Экскурсовод посмотрела на жеребёнка поверх очков и слабо улыбнулась.</text:p>
      <text:p text:style-name="P30"/>
      <text:p text:style-name="P30">- <text:span text:style-name="T39">Если вас интересует моё личное мнение, то могу сказать так: у меня есть все основания полагать, что это НЕ работа Эйр Марбла. Я знакома с его творчеством и…</text:span></text:p>
      <text:p text:style-name="P42"><text:soft-page-break/></text:p>
      <text:p text:style-name="P29">- <text:span text:style-name="T33">Тётя, а что нарисовано на этой картинке? - подёргал зубами за край жакета жеребёнок в голубой кепочке указывая на неприметную картину в углу зала.</text:span></text:p>
      <text:p text:style-name="P29">- <text:span text:style-name="T31">Дасти Нупс, веди себя прилично! - шикнула на него учительница, - немедленно вернисть в группу!</text:span></text:p>
      <text:p text:style-name="P29">- <text:span text:style-name="T31">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чало Ренессанса и Новой эры…</text:span></text:p>
      <text:p text:style-name="P29">- <text:span text:style-name="T41">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эта картина, изображающая Анона, висит тут исключительно по моему личному настоянию, для полноты картины, извиняюсь за тавтологию.</text:span></text:p>
      <text:p text:style-name="P34"/>
      <text:p text:style-name="P34">&lt;тут через картину с Аноном вваливается сам Анон&gt;</text:p>
      <text:p text:style-name="P34"/>
      <text:p text:style-name="P45">Я подошёл к статуе.</text:p>
      <text:p text:style-name="P45">- Сел…</text:p>
      <text:p text:style-name="P45">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45">- Ты же обещала дождаться меня.</text:p>
      <text:p text:style-name="P46">Я вышел на балкон и перегнулся через перила. <text:span text:style-name="T46">Скала Кантерлота уходила отвесно вниз, открывая бескрайний вид на долину.</text:span> Откуда-то из бездны времён пришло воспоминание – <text:span text:style-name="T43">неисчислимое количество лет назад, в мире, который язык уже не поворачивался назвать своей родиной, </text:span>я точно так же смотр<text:span text:style-name="T46">ел</text:span> вниз на <text:span text:style-name="T46">бездну большого города</text:span> через перила <text:span text:style-name="T43">ограды</text:span>. И точно так же пусто в душе. Разве что в прошлый раз прыгать не хотелось…</text:p>
      <text:p text:style-name="P45"/>
      <text:p text:style-name="P47">Меня накрыла тень.</text:p>
      <text:p text:style-name="P45">- Я обещала <text:span text:style-name="T42">тебя дождаться </text:span>и я выполнила своё о<text:span text:style-name="T42">б</text:span>ещание, мой маленький человек, - Селестия опустила голову мне на плечо.</text:p>
      <text:p text:style-name="P45">- <text:span text:style-name="T44">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span></text:p>
      <text:p text:style-name="P47">Селестия прижала меня к себе крылом в ответ. <text:span text:style-name="T47">Одним.</text:span></text:p>
      <text:p text:style-name="P47"/>
      <text:p text:style-name="P45"><text:soft-page-break/>- <text:span text:style-name="T44">Ну же, Анон, не стоит так переживать, я же сказала, что буду ждать. Когда я тебя обманывала?</text:span></text:p>
      <text:p text:style-name="P45">- <text:span text:style-name="T45">Ты… Ты… - бормотал я, крепче вжимаясь лицом в белоснежную шею.</text:span></text:p>
      <text:p text:style-name="P34"/>
      <text:p text:style-name="P27">===============================================================================</text:p>
      <text:p text:style-name="Text_20_body"><text:span text:style-name="T13">В пространстве с</text:span>мутно <text:span text:style-name="T13">проступили очертания шести замерших в стазисе пони и одной аликорницы. Я мог только пялиться на них, не в силах пошевелить и пальцем. Внезапно, после сухого щелчка, пространство пришло в движение, пони постепенно опустились вниз. Из меркнущей картинки ко мне вылетела фотография мужского члена...</text:span></text:p>
      <text:p text:style-name="Text_20_body"/>
      <text:h text:style-name="Heading_20_3" text:outline-level="3">Сатисфакция</text:h>
      <text:p text:style-name="P26">… <text:span text:style-name="T8">(Анакорн рассказывает Анону, что он был развоплощён и его выдумала Сел - не только Анона, но и весь его мир – он показывает Анону её мысленную летопись)</text:span></text:p>
      <text:p text:style-name="P25">...</text:p>
      <text:p text:style-name="P23">Много лет прошло с той битвы. Я всё ещё переживаю каждый её миг, хотя воспоминания закры<text:span text:style-name="T5">ты</text:span> мощной бронёй запретов. Чтобы уйти от ежеминутной боли, я начинаю эту историю. Историю о забавном существе по имени Анон, живущем в далёком странном мире, говорящем смешные слова и совершающем нелепые поступки. <text:span text:style-name="T5">Придумывать новый мир легко и приятно, и это куда лучше, чем медленно погружаться в пучину безумия от отчаяния и осознания безнадёжности положения.</text:span></text:p>
      <text:p text:style-name="P22">Да будет так.</text:p>
      <text:p text:style-name="Text_20_body">...</text:p>
      <text:p text:style-name="P3">- А, так это ты меня выдумала, жопа рогатая! - я дьявольски усмехнулся. - Ну что ж, дай и мне посочинять малость! Не ты одна умеешь бумагу марать!</text:p>
      <text:p text:style-name="P9">Я хрустнул пальцами и взялся за <text:span text:style-name="T7">карандаш</text:span>…</text:p>
      <text:p text:style-name="P9">…</text:p>
      <text:p text:style-name="P9"/>
      <text:p text:style-name="P10"/>
      <text:p text:style-name="P10">…</text:p>
      <text:p text:style-name="P3">-----------------------------------------------</text:p>
      <text:p text:style-name="P3">На сцену вышла лошадь и уселась за стол. По залу прокатился вздох удивления.</text:p>
      <text:p text:style-name="P3">То, что лошадь уселась по человечески, <text:span text:style-name="T3">осторожно </text:span>умостив круп на скамейке и положив передние ноги на столешницу, само по себе смотрелось феерически. Но к удивлению примешивалась и немалая доля восхищения, вызванного статью лошади.</text:p>
      <text:p text:style-name="P4">Удивительно длинные ноги <text:span text:style-name="T1">гармонировали с грациозным телом белоснежного цвета. Зеленовато-фиолетовые хвост и грива были необычно объёмными, хотя при этом не создавали ощущения тяжести, плавно стекая вниз переливающимися локонами. О</text:span>брамлённые чудными ресницами <text:span text:style-name="T1">о</text:span>громные <text:span text:style-name="T4">вишнёвые </text:span>глаза <text:span text:style-name="T1">взирали на мир с той неуловимой интонацией, в которой можно было распознать одновременно и вселенскую мудрость, и детское простодушие. Чуть неправильный верхний прикус </text:span><text:soft-page-break/><text:span text:style-name="T1">придавал смешливое выражение изящной морде создания. Искусно закреплённый на голове рог и на спине крылья только подчёркивали необычность существа.</text:span></text:p>
      <text:p text:style-name="P8">В целом, лошадью животное можно было назвать с большой натяжкой – так, мы можем назвать суперкар Бугатти легковой машиной, но вероятность стоять <text:s/>в пробках спального района города у этой машины стремится к нулю.</text:p>
      <text:p text:style-name="P2">…</text:p>
      <text:p text:style-name="P6">Эта лошадь приговаривается к смертной казни через усекновение головы!</text:p>
      <text:p text:style-name="P6">Палач пригнул голову лошади к эшафоту. <text:span text:style-name="T2">Лошадь прикрыла глаза копытами</text:span></text:p>
      <text:p text:style-name="P3">…</text:p>
      <text:p text:style-name="P5">Не дам убивать говорящую лошадь!!!</text:p>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23:54:35.199640047</meta:creation-date>
    <dc:date>2019-06-24T19:58:55.047071624</dc:date>
    <meta:editing-duration>P1DT23H26M15S</meta:editing-duration>
    <meta:editing-cycles>100</meta:editing-cycles>
    <meta:generator>LibreOffice/5.1.6.2$Linux_X86_64 LibreOffice_project/10m0$Build-2</meta:generator>
    <meta:document-statistic meta:table-count="0" meta:image-count="0" meta:object-count="0" meta:page-count="7" meta:paragraph-count="89" meta:word-count="1991" meta:character-count="13535" meta:non-whitespace-character-count="11613"/>
  </office:meta>
</office:document-meta>
</file>